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lticolor LED tube EuroLite with 7 Colors EuroLite. Extraordinary decorative illumination with LED technology. </text:p>
      <text:p text:style-name="Standard"/>
      <text:p text:style-name="Standard"/>
      <text:p text:style-name="Standard"/>
      <text:p text:style-name="Text_20_body"><text:span text:style-name="Strong_20_Emphasis">Features</text:span></text:p>
      <text:list xml:id="list8776323911883191324" text:style-name="L1">
        <text:list-item>
          <text:p text:style-name="P3">Tube with 144 LEDs. </text:p>
        </text:list-item>
        <text:list-item>
          <text:p text:style-name="P3">RGB color change for all possible color changes, multi-color, special effects </text:p>
        </text:list-item>
        <text:list-item>
          <text:p text:style-name="P3">For indoor and outdoor use </text:p>
        </text:list-item>
        <text:list-item>
          <text:p text:style-name="P3">Advantages of LED technology: long life, low power consumption, minimal heat emission, defacto maintenance free with brilliant light radiation </text:p>
        </text:list-item>
        <text:list-item>
          <text:p text:style-name="P1">Program-run, color changer, strobe via EUROLITE LED LMCTC RGB DMX controller </text:p>
        </text:list-item>
      </text:list>
      <text:p text:style-name="Text_20_body"><text:span text:style-name="Strong_20_Emphasis">Specifications</text:span></text:p>
      <text:list xml:id="list8349644367629289602" text:style-name="L2">
        <text:list-item>
          <text:p text:style-name="P4">Power supply: 12 V DC </text:p>
        </text:list-item>
        <text:list-item>
          <text:p text:style-name="P4">Power consumption: 17 W </text:p>
        </text:list-item>
        <text:list-item>
          <text:p text:style-name="P4">Dimensions: 1004 x 50 x 70 mm </text:p>
        </text:list-item>
        <text:list-item>
          <text:p text:style-name="P2">Weight: 0.75 k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8-02-25T23:12:22.62</dc:date>
    <meta:document-statistic meta:table-count="0" meta:image-count="0" meta:object-count="0" meta:page-count="1" meta:paragraph-count="12" meta:word-count="94" meta:character-count="580"/>
    <dc:creator>Marti </dc:creator>
    <meta:user-defined meta:name="Info 1"/>
    <meta:user-defined meta:name="Info 2"/>
    <meta:user-defined meta:name="Info 3"/>
    <meta:user-defined meta:name="Info 4"/>
  </office:meta>
</office:document-meta>
</file>